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75fe" officeooo:paragraph-rsid="001275fe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mer schön in der Reihe bleib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0:16:18.500440000</meta:creation-date>
    <dc:date>2016-09-28T20:17:44.306065000</dc:date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4.2.6.3$MacOSX_x86 LibreOffice_project/3fd416d4c6db7d3204c17ce57a1d70f6e531ee21</meta:generator>
  </office:meta>
</office:document-meta>
</file>